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in" fo:margin-left="-0.0813in" fo:margin-top="0in" fo:margin-bottom="0in" table:align="left"/>
    </style:style>
    <style:style style:name="Table1.A" style:family="table-column">
      <style:table-column-properties style:column-width="0.8222in"/>
    </style:style>
    <style:style style:name="Table1.B" style:family="table-column">
      <style:table-column-properties style:column-width="3.6667in"/>
    </style:style>
    <style:style style:name="Table1.C" style:family="table-column">
      <style:table-column-properties style:column-width="2.2604in"/>
    </style:style>
    <style:style style:name="Table1.D" style:family="table-column">
      <style:table-column-properties style:column-width="2.25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000000"/>
    </style:style>
    <style:style style:name="P1" style:family="paragraph" style:parent-style-name="Standard">
      <style:paragraph-properties loext:contextual-spacing="false" fo:margin-top="0in" fo:margin-bottom="0in" fo:padding="0in" fo:border="none"/>
    </style:style>
    <style:style style:name="P2" style:family="paragraph" style:parent-style-name="Standard">
      <style:paragraph-properties loext:contextual-spacing="false" fo:margin-top="0in" fo:margin-bottom="0in" fo:line-height="100%" fo:orphans="0" fo:widows="0" fo:padding="0in" fo:border="none"/>
    </style:style>
    <style:style style:name="P3" style:family="paragraph" style:parent-style-name="Standard">
      <style:paragraph-properties loext:contextual-spacing="false" fo:margin-top="0in" fo:margin-bottom="0in" fo:line-height="100%" fo:orphans="0" fo:widows="0" fo:padding="0in" fo:border="none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in" fo:margin-bottom="0in" fo:line-height="100%" fo:orphans="0" fo:widows="0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Heading_20_2">
      <style:paragraph-properties loext:contextual-spacing="false" fo:margin-top="0.25in" fo:margin-bottom="0.0835in" fo:padding="0in" fo:border="none"/>
    </style:style>
    <style:style style:name="P8" style:family="paragraph" style:parent-style-name="Standard" style:list-style-name="WWNum1">
      <style:paragraph-properties loext:contextual-spacing="true" fo:margin-left="0.5in" fo:margin-right="0in" fo:margin-top="0in" fo:margin-bottom="0in" fo:text-indent="-0.25in" style:auto-text-indent="false" fo:padding="0in" fo:border="none"/>
    </style:style>
    <style:style style:name="P9" style:family="paragraph" style:parent-style-name="Standard" style:list-style-name="WWNum2">
      <style:paragraph-properties loext:contextual-spacing="true" fo:margin-left="0.5in" fo:margin-right="0in" fo:margin-top="0in" fo:margin-bottom="0in" fo:line-height="100%" fo:orphans="0" fo:widows="0" fo:text-indent="-0.25in" style:auto-text-indent="false" fo:padding="0in" fo:border="none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  <style:text-properties fo:font-weight="bold" style:font-weight-asian="bold"/>
    </style:style>
    <style:style style:name="P15" style:family="paragraph" style:parent-style-name="Standard">
      <style:paragraph-properties loext:contextual-spacing="false" fo:margin-top="0in" fo:margin-bottom="0in" fo:line-height="100%" fo:orphans="0" fo:widows="0" fo:padding="0in" fo:border="none"/>
    </style:style>
    <style:style style:name="P16" style:family="paragraph" style:parent-style-name="Standard">
      <style:paragraph-properties loext:contextual-spacing="false" fo:margin-top="0in" fo:margin-bottom="0in" fo:line-height="100%" fo:orphans="0" fo:widows="0"/>
    </style:style>
    <style:style style:name="P17" style:family="paragraph" style:parent-style-name="Heading_20_1" style:master-page-name="Standard">
      <style:paragraph-properties loext:contextual-spacing="false" fo:margin-top="0.278in" fo:margin-bottom="0.0835in" style:page-number="1" fo:padding="0in" fo:border="non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7zc81fzsob3"/>Lab 08: Black Box Test Plan</text:p>
      <text:p text:style-name="P7"><text:bookmark text:name="_68rn3s2fl7x0"/>Test Overview</text:p>
      <text:p text:style-name="P1">To run the tests:</text:p>
      <text:list xml:id="list2782609726758678474" text:style-name="WWNum1">
        <text:list-item>
          <text:p text:style-name="P8">Right click on PackSchedulerGUI class in the Package Explorer.</text:p>
        </text:list-item>
        <text:list-item>
          <text:p text:style-name="P8">Select Run As &gt; Java Application</text:p>
        </text:list-item>
      </text:list>
      <text:p text:style-name="P1"/>
      <text:p text:style-name="P1">All tests files should be located in the test-files/ folder.</text:p>
      <text:p text:style-name="P1"/>
      <text:p text:style-name="P1">If you run all tests independently, you can close the GUI between each test. <text:s/>However, the tests are structured so that they may be run in order without shutting down the GUI.</text:p>
      <text:p text:style-name="P1"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est ID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Expected Results</text:p>
          </table:table-cell>
          <table:table-cell table:style-name="Table1.A1" office:value-type="string">
            <text:p text:style-name="P6">Actual Results</text:p>
          </table:table-cell>
        </table:table-row>
        <table:table-row table:style-name="Table1.1">
          <table:table-cell table:style-name="Table1.A1" office:value-type="string">
            <text:p text:style-name="P5">T1: Invalid Login</text:p>
          </table:table-cell>
          <table:table-cell table:style-name="Table1.A1" office:value-type="string">
            <text:p text:style-name="P5">Preconditions: PackSchedulerGUI has loaded</text:p>
            <text:p text:style-name="P5"/>
            <text:p text:style-name="P5">User ID: <text:span text:style-name="T1">lberg</text:span></text:p>
            <text:p text:style-name="P5">Password: <text:span text:style-name="T1">pw</text:span></text:p>
            <text:p text:style-name="P5">Click <text:span text:style-name="T1">Login</text:span></text:p>
            <text:p text:style-name="P5"/>
            <text:p text:style-name="P5">Click <text:span text:style-name="T1">OK</text:span></text:p>
            <text:p text:style-name="P6"/>
            <text:p text:style-name="P5">Click <text:span text:style-name="T1">Clear</text:span></text:p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>Pop up with message “User doesn’t exist.”</text:p>
            <text:p text:style-name="P5"/>
            <text:p text:style-name="P5"/>
            <text:p text:style-name="P5">User ID and password text fields are cleared.</text:p>
          </table:table-cell>
          <table:table-cell table:style-name="Table1.A1" office:value-type="string">
            <text:p text:style-name="P5">Pop up with message “User doesn’t exist.”</text:p>
            <text:p text:style-name="P5"/>
            <text:p text:style-name="P5"/>
            <text:p text:style-name="P6">User ID and password text fields are cleared.</text:p>
          </table:table-cell>
        </table:table-row>
        <table:table-row table:style-name="Table1.1">
          <table:table-cell table:style-name="Table1.A1" office:value-type="string">
            <text:p text:style-name="P5">T2: Registrar Login</text:p>
          </table:table-cell>
          <table:table-cell table:style-name="Table1.A1" office:value-type="string">
            <text:p text:style-name="P5">Preconditions: PackSchedulerGUI has loaded</text:p>
            <text:p text:style-name="P5"/>
            <text:p text:style-name="P5">User ID: <text:span text:style-name="T1">registrar</text:span></text:p>
            <text:p text:style-name="P5">Password: <text:span text:style-name="T1">Regi5tr@r</text:span></text:p>
            <text:p text:style-name="P5">Click <text:span text:style-name="T1">Login</text:span></text:p>
            <text:p text:style-name="P6"/>
            <text:p text:style-name="P5"><text:soft-page-break/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>View switches to Registrar panel with Student Directory <text:soft-page-break/>functionality displayed</text:p>
          </table:table-cell>
          <table:table-cell table:style-name="Table1.A1" office:value-type="string">
            <text:p text:style-name="P6">View switches to Registrar panel with Student Directory functionality displayed </text:p>
          </table:table-cell>
        </table:table-row>
        <table:table-row table:style-name="Table1.1">
          <table:table-cell table:style-name="Table1.A1" office:value-type="string">
            <text:p text:style-name="P5">T3: Load Student Directory</text:p>
          </table:table-cell>
          <table:table-cell table:style-name="Table1.A1" office:value-type="string">
            <text:p text:style-name="P2">Preconditions: PackSchedulerGUI has loaded and registrar user is logged in (T2)</text:p>
            <text:p text:style-name="P2"/>
            <text:p text:style-name="P2">Click <text:span text:style-name="T1">Load Student Directory</text:span></text:p>
            <text:p text:style-name="P2">Select <text:span text:style-name="T1">test-files/student_records.txt</text:span></text:p>
            <text:p text:style-name="P2">Click <text:span text:style-name="T1">Select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10 students are listed in alphabetical order by last name. <text:s/>The list starts with Demetrius Austin and ends with Griffith Stone.</text:p>
          </table:table-cell>
          <table:table-cell table:style-name="Table1.A1" office:value-type="string">
            <text:p text:style-name="P6">10 students are listed in alphabetical order by last name. <text:s/>The list starts with Demetrius Austin and ends with Griffith Stone.</text:p>
          </table:table-cell>
        </table:table-row>
        <table:table-row table:style-name="Table1.1">
          <table:table-cell table:style-name="Table1.A1" office:value-type="string">
            <text:p text:style-name="P5">T4: Add Invalid Student - no first nam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1172450321349948426" text:style-name="WWNum2">
              <text:list-item>
                <text:p text:style-name="P9">First Name: 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Error Message: Invalid first name</text:p>
          </table:table-cell>
          <table:table-cell table:style-name="Table1.A1" office:value-type="string">
            <text:p text:style-name="P6">Error Message: Invalid first name</text:p>
          </table:table-cell>
        </table:table-row>
        <table:table-row table:style-name="Table1.1">
          <table:table-cell table:style-name="Table1.A1" office:value-type="string">
            <text:p text:style-name="P2">T5: Add Invalid Student - no last nam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18187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/text:p>
              </text:list-item>
              <text:list-item>
                <text:p text:style-name="P9"><text:soft-page-break/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2">Error Message: Invalid last name</text:p>
            <text:p text:style-name="P5"/>
          </table:table-cell>
          <table:table-cell table:style-name="Table1.A1" office:value-type="string">
            <text:p text:style-name="P6">Error Message: Invalid last name</text:p>
          </table:table-cell>
        </table:table-row>
        <table:table-row table:style-name="Table1.1">
          <table:table-cell table:style-name="Table1.A1" office:value-type="string">
            <text:p text:style-name="P2">T6: Add Invalid Student - no id 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15589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id</text:p>
            <text:p text:style-name="P2"/>
          </table:table-cell>
          <table:table-cell table:style-name="Table1.A1" office:value-type="string">
            <text:p text:style-name="P6">Error Message: Invalid id</text:p>
          </table:table-cell>
        </table:table-row>
        <table:table-row table:style-name="Table1.1">
          <table:table-cell table:style-name="Table1.A1" office:value-type="string">
            <text:p text:style-name="P2">T7: Add Invalid Student - no email 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13216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<text:soft-page-break/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>Error Message: Invalid email</text:p>
            <text:p text:style-name="P2"/>
          </table:table-cell>
          <table:table-cell table:style-name="Table1.A1" office:value-type="string">
            <text:p text:style-name="P6">Error Message: Invalid email</text:p>
          </table:table-cell>
        </table:table-row>
        <table:table-row table:style-name="Table1.1">
          <table:table-cell table:style-name="Table1.A1" office:value-type="string">
            <text:p text:style-name="P2">T8: Add Invalid Student - invalid email</text:p>
          </table:table-cell>
          <table:table-cell table:style-name="Table1.A1" office:value-type="string">
            <text:p text:style-name="P2">P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24913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email</text:p>
            <text:p text:style-name="P2"/>
          </table:table-cell>
          <table:table-cell table:style-name="Table1.A1" office:value-type="string">
            <text:p text:style-name="P6">Error Message: Invalid email</text:p>
          </table:table-cell>
        </table:table-row>
        <table:table-row table:style-name="Table1.1">
          <table:table-cell table:style-name="Table1.A1" office:value-type="string">
            <text:p text:style-name="P2">T9: Add Invalid Student - passwords don’t match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37543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1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Passwords do not match</text:p>
            <text:p text:style-name="P2"/>
          </table:table-cell>
          <table:table-cell table:style-name="Table1.A1" office:value-type="string">
            <text:p text:style-name="P6">Error Message: Passwords do not match</text:p>
          </table:table-cell>
        </table:table-row>
        <text:soft-page-break/>
        <table:table-row table:style-name="Table1.1">
          <table:table-cell table:style-name="Table1.A1" office:value-type="string">
            <text:p text:style-name="P2">T10: Add Invalid Student - zero max credits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16322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0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ax credits</text:p>
            <text:p text:style-name="P2"/>
          </table:table-cell>
          <table:table-cell table:style-name="Table1.A1" office:value-type="string">
            <text:p text:style-name="P6">Error Message: Invalid max credits</text:p>
          </table:table-cell>
        </table:table-row>
        <table:table-row table:style-name="Table1.1">
          <table:table-cell table:style-name="Table1.A1" office:value-type="string">
            <text:p text:style-name="P2">T11: Add Invalid Student - 11 max credits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25784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9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ax credits</text:p>
            <text:p text:style-name="P2"/>
          </table:table-cell>
          <table:table-cell table:style-name="Table1.A1" office:value-type="string">
            <text:p text:style-name="P6">Error Message: Invalid max credits</text:p>
          </table:table-cell>
        </table:table-row>
        <table:table-row table:style-name="Table1.1">
          <table:table-cell table:style-name="Table1.A1" office:value-type="string">
            <text:p text:style-name="P2">T12: Add Student - end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<text:soft-page-break/>section:</text:p>
            <text:list xml:id="list23725338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atience Wilkins is added to the Student Directory and is the last student in the list.</text:p>
          </table:table-cell>
          <table:table-cell table:style-name="Table1.A1" office:value-type="string">
            <text:p text:style-name="P6">Patience Wilkins is added to the Student Directory and is the last student in the list</text:p>
          </table:table-cell>
        </table:table-row>
        <table:table-row table:style-name="Table1.1">
          <table:table-cell table:style-name="Table1.A1" office:value-type="string">
            <text:p text:style-name="P2">T13: Add Student - middl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35790" text:continue-numbering="true" text:style-name="WWNum2">
              <text:list-item>
                <text:p text:style-name="P9">First Name: <text:span text:style-name="T1">Rylee</text:span></text:p>
              </text:list-item>
              <text:list-item>
                <text:p text:style-name="P9">Last Name: <text:span text:style-name="T1">Puckett</text:span></text:p>
              </text:list-item>
              <text:list-item>
                <text:p text:style-name="P9">ID: <text:span text:style-name="T1">rpuckett</text:span></text:p>
              </text:list-item>
              <text:list-item>
                <text:p text:style-name="P9">Email: <text:span text:style-name="T1">rpuckett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Rylee Puckett is added to the Student Directory between Dylan Nolan and Cassandra Schwartz</text:p>
          </table:table-cell>
          <table:table-cell table:style-name="Table1.A1" office:value-type="string">
            <text:p text:style-name="P6">Rylee Puckett is added to the Student Directory between Dylan Nolan and Cassandra Schwartz</text:p>
          </table:table-cell>
        </table:table-row>
        <table:table-row table:style-name="Table1.1">
          <table:table-cell table:style-name="Table1.A1" office:value-type="string">
            <text:p text:style-name="P2">T14: Add Student - front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23709666" text:continue-numbering="true" text:style-name="WWNum2">
              <text:list-item>
                <text:p text:style-name="P9">First Name: <text:span text:style-name="T1">Melvin</text:span></text:p>
              </text:list-item>
              <text:list-item>
                <text:p text:style-name="P9">Last Name: <text:span text:style-name="T1">Acevedo</text:span></text:p>
              </text:list-item>
              <text:list-item>
                <text:p text:style-name="P9"><text:soft-page-break/>ID: <text:span text:style-name="T1">macevedo</text:span></text:p>
              </text:list-item>
              <text:list-item>
                <text:p text:style-name="P9">Email: <text:span text:style-name="T1">macevedo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>Melvin Acevedo is added to the Student Directory and is the first student in the list.</text:p>
          </table:table-cell>
          <table:table-cell table:style-name="Table1.A1" office:value-type="string">
            <text:p text:style-name="P6">Melvin Acevedo is added to the Student Directory and is the first student in the list.</text:p>
          </table:table-cell>
        </table:table-row>
        <table:table-row table:style-name="Table1.1">
          <table:table-cell table:style-name="Table1.A1" office:value-type="string">
            <text:p text:style-name="P2">T15: Remove Student - no selection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Error Message: No student selected</text:p>
          </table:table-cell>
          <table:table-cell table:style-name="Table1.A1" office:value-type="string">
            <text:p text:style-name="P6">Error Message: No student selected</text:p>
          </table:table-cell>
        </table:table-row>
        <table:table-row table:style-name="Table1.1">
          <table:table-cell table:style-name="Table1.A1" office:value-type="string">
            <text:p text:style-name="P2">T16: Remove Student - middle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Select <text:span text:style-name="T1">Shannon Hansen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Shannon Hansen is removed. <text:s/>Athea Hicks follows Emerald Frost in the list</text:p>
            <text:p text:style-name="P2"/>
          </table:table-cell>
          <table:table-cell table:style-name="Table1.A1" office:value-type="string">
            <text:p text:style-name="P6">Shannon Hansen is removed. <text:s/>Athea Hicks follows Emerald Frost in the list</text:p>
          </table:table-cell>
        </table:table-row>
        <table:table-row table:style-name="Table1.1">
          <table:table-cell table:style-name="Table1.A1" office:value-type="string">
            <text:p text:style-name="P2">T17: Remove Student - front</text:p>
          </table:table-cell>
          <table:table-cell table:style-name="Table1.A1" office:value-type="string">
            <text:p text:style-name="P2">Preconditions: PackSchedulerGUI has loaded and registrar user is logged in (T2). <text:s/>T14 has run.</text:p>
            <text:p text:style-name="P2"/>
            <text:p text:style-name="P2">Select <text:span text:style-name="T1">Melvin Acevedo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Melvin Acevedo is removed. <text:s/>Demetrius Austin is front of the directory</text:p>
          </table:table-cell>
          <table:table-cell table:style-name="Table1.A1" office:value-type="string">
            <text:p text:style-name="P6">Melvin Acevedo is removed. <text:s/>Demetrius Austin is front of the directory</text:p>
          </table:table-cell>
        </table:table-row>
        <table:table-row table:style-name="Table1.1">
          <table:table-cell table:style-name="Table1.A1" office:value-type="string">
            <text:p text:style-name="P2">T18: Remove <text:soft-page-break/>Student - back</text:p>
          </table:table-cell>
          <table:table-cell table:style-name="Table1.A1" office:value-type="string">
            <text:p text:style-name="P2">Preconditions: PackSchedulerGUI has loaded and registrar user is logged in (T2). <text:s/>T12 has run.</text:p>
            <text:p text:style-name="P2"><text:soft-page-break/></text:p>
            <text:p text:style-name="P2">Select <text:span text:style-name="T1">Patience Wilkins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Patience Wilkins is removed. <text:s/>Griffith Stone is last in the <text:s/>directory</text:p>
          </table:table-cell>
          <table:table-cell table:style-name="Table1.A1" office:value-type="string">
            <text:p text:style-name="P6">Patience Wilkins is removed. <text:s/>Griffith Stone is last in the <text:s/><text:soft-page-break/>directory</text:p>
          </table:table-cell>
        </table:table-row>
        <table:table-row table:style-name="Table1.1">
          <table:table-cell table:style-name="Table1.A1" office:value-type="string">
            <text:p text:style-name="P2">T19: Save Student Directory 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/>
            <text:p text:style-name="P2">Click <text:span text:style-name="T1">Save Student Directory</text:span></text:p>
            <text:p text:style-name="P3"/>
            <text:p text:style-name="P2">Select <text:span text:style-name="T1">test-files</text:span> directory and name the file <text:span text:style-name="T1">t19_student_directory.txt</text:span>.</text:p>
          </table:table-cell>
          <table:table-cell table:style-name="Table1.A1" office:value-type="string">
            <text:p text:style-name="P2">Contents should be (note that the password hash may be different due to encoding): </text:p>
            <text:p text:style-name="P2"/>
            <text:p text:style-name="P2">Demetrius,Austin,daustin,Curabitur.egestas.nunc@placeratorcilacus.co.uk,0ÉRú±"ÃùuŸ¦Ù\7X²F´þâ9•{-OîFâapÄ,18</text:p>
            <text:p text:style-name="P2">Lane,Berg,lberg,sociis@non.org,0ÉRú±"ÃùuŸ¦Ù\7X²F´þâ9•{-OîFâapÄ,14</text:p>
            <text:p text:style-name="P2">Raymond,Brennan,rbrennan,litora.torquent@pellentesquemassalobortis.ca,0ÉRú±"ÃùuŸ¦Ù\7X²F´þâ9•{-OîFâapÄ,12</text:p>
            <text:p text:style-name="P2">Emerald,Frost,efrost,adipiscing@acipsumPhasellus.edu,0ÉRú±"ÃùuŸ¦Ù\7X²F´þâ9•{-OîFâapÄ,3</text:p>
            <text:p text:style-name="P2">Althea,Hicks,ahicks,Phasellus.dapibus@luctusfelis.com,0ÉRú±"ÃùuŸ¦Ù\7X²F´þâ9•{-OîFâapÄ,11</text:p>
            <text:p text:style-name="P2">Zahir,King,zking,orci.Donec@ametmassaQuisque.com,0ÉRú±"ÃùuŸ¦Ù\7X²F´þâ9•{-OîFâapÄ,15</text:p>
            <text:p text:style-name="P2">Dylan,Nolan,dnolan,placerat.Cras.dictum@dictum.net,0ÉRú±<text:soft-page-break/>"ÃùuŸ¦Ù\7X²F´þâ9•{-OîFâapÄ,5</text:p>
            <text:p text:style-name="P2">Rylee,Puckett,rpuckett,rpuckett@ncsu.edu,0ÉRú±"ÃùuŸ¦Ù\7X²F´þâ9•{-OîFâapÄ,15</text:p>
            <text:p text:style-name="P2">Cassandra,Schwartz,cschwartz,semper@imperdietornare.co.uk,0ÉRú±"ÃùuŸ¦Ù\7X²F´þâ9•{-OîFâapÄ,4</text:p>
            <text:p text:style-name="P2">Griffith,Stone,gstone,porta@magnamalesuadavel.net,0ÉRú±"ÃùuŸ¦Ù\7X²F´þâ9•{-OîFâapÄ,17</text:p>
          </table:table-cell>
          <table:table-cell table:style-name="Table1.A1" office:value-type="string">
            <text:p text:style-name="P2">Contents should be (note that the password hash may be different due to encoding): </text:p>
            <text:p text:style-name="P2"/>
            <text:p text:style-name="P2">Demetrius,Austin,daustin,Curabitur.egestas.nunc@placeratorcilacus.co.uk,0ÉRú±"ÃùuŸ¦Ù\7X²F´þâ9•{-OîFâapÄ,18</text:p>
            <text:p text:style-name="P2">Lane,Berg,lberg,sociis@non.org,0ÉRú±"ÃùuŸ¦Ù\7X²F´þâ9•{-OîFâapÄ,14</text:p>
            <text:p text:style-name="P2">Raymond,Brennan,rbrennan,litora.torquent@pellentesquemassalobortis.ca,0ÉRú±"ÃùuŸ¦Ù\7X²F´þâ9•{-OîFâapÄ,12</text:p>
            <text:p text:style-name="P2">Emerald,Frost,efrost,adipiscing@acipsumPhasellus.edu,0ÉRú±"ÃùuŸ¦Ù\7X²F´þâ9•{-OîFâapÄ,3</text:p>
            <text:p text:style-name="P2">Althea,Hicks,ahicks,Phasellus.dapibus@luctusfelis.com,0ÉRú±"ÃùuŸ¦Ù\7X²F´þâ9•{-OîFâapÄ,11</text:p>
            <text:p text:style-name="P2">Zahir,King,zking,orci.Donec@ametmassaQuisque.com,0ÉRú±"ÃùuŸ¦Ù\7X²F´þâ9•{-OîFâapÄ,15</text:p>
            <text:p text:style-name="P6">Dylan,Nolan,dnolan,placerat.Cras.dictum@dictum.net,0É<text:soft-page-break/>Rú±"ÃùuŸ¦Ù\7X²F´þâ9•{-OîFâapÄ,5</text:p>
            <text:p text:style-name="P2">Rylee,Puckett,rpuckett,rpuckett@ncsu.edu,0ÉRú±"ÃùuŸ¦Ù\7X²F´þâ9•{-OîFâapÄ,15</text:p>
            <text:p text:style-name="P2">Cassandra,Schwartz,cschwartz,semper@imperdietornare.co.uk,0ÉRú±"ÃùuŸ¦Ù\7X²F´þâ9•{-OîFâapÄ,4</text:p>
            <text:p text:style-name="P14">Griffith,Stone,gstone,porta@magnamalesuadavel.net,0ÉRú±"ÃùuŸ¦Ù\7X²F´þâ9•{-OîFâapÄ,17</text:p>
          </table:table-cell>
        </table:table-row>
        <table:table-row table:style-name="Table1.1">
          <table:table-cell table:style-name="Table1.A1" office:value-type="string">
            <text:p text:style-name="P2">T20: New Student Directory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/>
            <text:p text:style-name="P2">Click <text:span text:style-name="T1">New Student Directory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2">An empty student directory is shown.</text:p>
          </table:table-cell>
          <table:table-cell table:style-name="Table1.A1" office:value-type="string">
            <text:p text:style-name="P6">An empty student directory is shown.</text:p>
          </table:table-cell>
        </table:table-row>
        <table:table-row table:style-name="Table1.1">
          <table:table-cell table:style-name="Table1.A1" office:value-type="string">
            <text:p text:style-name="P2">T21: Add Student - first</text:p>
          </table:table-cell>
          <table:table-cell table:style-name="Table1.A1" office:value-type="string">
            <text:p text:style-name="P2">Preconditions: PackSchedulerGUI has loaded and registrar user is logged in (T2). <text:s/>T20 has run.</text:p>
            <text:p text:style-name="P2"/>
            <text:p text:style-name="P2">Enter the following in the Student Information section:</text:p>
            <text:list xml:id="list23723825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atience Wilkins is added to the Student Directory and is the only student in the list.</text:p>
          </table:table-cell>
          <table:table-cell table:style-name="Table1.A1" office:value-type="string">
            <text:p text:style-name="P6">Patience Wilkins is added to the Student Directory and is the only student in the list.</text:p>
          </table:table-cell>
        </table:table-row>
        <text:soft-page-break/>
        <table:table-row table:style-name="Table1.1">
          <table:table-cell table:style-name="Table1.A1" office:value-type="string">
            <text:p text:style-name="P2">T22: Course Catalog view</text:p>
          </table:table-cell>
          <table:table-cell table:style-name="Table1.A1" office:value-type="string">
            <text:p text:style-name="P2">Preconditions: PackSchedulerGUI has loaded and registrar user is logged in (T2). </text:p>
            <text:p text:style-name="P2"/>
            <text:p text:style-name="P2">Click <text:span text:style-name="T1">Course Catalog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Course Catalog functionality displayed</text:p>
          </table:table-cell>
          <table:table-cell table:style-name="Table1.A1" office:value-type="string">
            <text:p text:style-name="P6">Course Catalog functionality displayed</text:p>
          </table:table-cell>
        </table:table-row>
        <table:table-row table:style-name="Table1.1">
          <table:table-cell table:style-name="Table1.A1" office:value-type="string">
            <text:p text:style-name="P2">T23: Load Course Catalog</text:p>
          </table:table-cell>
          <table:table-cell table:style-name="Table1.A1" office:value-type="string">
            <text:p text:style-name="P2">Preconditions: PackSchedulerGUI has loaded and registrar user is logged in (T2)</text:p>
            <text:p text:style-name="P2"/>
            <text:p text:style-name="P2">Click <text:span text:style-name="T1">Load Course Catalog</text:span></text:p>
            <text:p text:style-name="P2">Select <text:span text:style-name="T1">test-files/course_records.txt</text:span></text:p>
            <text:p text:style-name="P2">Click <text:span text:style-name="T1">Selec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8 courses are listed starting with CSC116-001 and ending with CSC230-001</text:p>
          </table:table-cell>
          <table:table-cell table:style-name="Table1.A1" office:value-type="string">
            <text:p text:style-name="P6">8 courses are listed starting with CSC116-001 and ending with CSC230-001</text:p>
          </table:table-cell>
        </table:table-row>
        <table:table-row table:style-name="Table1.1">
          <table:table-cell table:style-name="Table1.A1" office:value-type="string">
            <text:p text:style-name="P2">T24: Add Invalid Course - no nam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08306" text:continue-numbering="true" text:style-name="WWNum2">
              <text:list-item>
                <text:p text:style-name="P9">Course Name: 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course name</text:p>
          </table:table-cell>
          <table:table-cell table:style-name="Table1.A1" office:value-type="string">
            <text:p text:style-name="P6">Error Message: Invalid course name</text:p>
          </table:table-cell>
        </table:table-row>
        <table:table-row table:style-name="Table1.1">
          <table:table-cell table:style-name="Table1.A1" office:value-type="string">
            <text:p text:style-name="P2">T25: Add Invalid Course - <text:soft-page-break/>no title</text:p>
          </table:table-cell>
          <table:table-cell table:style-name="Table1.A1" office:value-type="string">
            <text:p text:style-name="P2">Preconditions: PackSchedulerGUI has loaded and registrar user is logged in (T2). <text:s/>T23 <text:s/>has run.</text:p>
            <text:p text:style-name="P2"/>
            <text:p text:style-name="P2"><text:soft-page-break/>Enter the following in the Course Information section:</text:p>
            <text:list xml:id="list23728811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course title</text:p>
          </table:table-cell>
          <table:table-cell table:style-name="Table1.A1" office:value-type="string">
            <text:p text:style-name="P6">Error Message: Invalid course title</text:p>
          </table:table-cell>
        </table:table-row>
        <table:table-row table:style-name="Table1.1">
          <table:table-cell table:style-name="Table1.A1" office:value-type="string">
            <text:p text:style-name="P2">T26: Add Invalid Course - no section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28616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7: Add Invalid Course - section <text:soft-page-break/>too short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<text:soft-page-break/>section:</text:p>
            <text:list xml:id="list23710491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8: Add Invalid Course - section too long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34907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9: Add Invalid Course - no <text:soft-page-break/>instructor id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<text:soft-page-break/>section:</text:p>
            <text:list xml:id="list23731306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Error Message: Invalid instructor unity id</text:p>
          </table:table-cell>
          <table:table-cell table:style-name="Table1.A1" office:value-type="string">
            <text:p text:style-name="P6">Error Message: Invalid instructor unity id</text:p>
          </table:table-cell>
        </table:table-row>
        <table:table-row table:style-name="Table1.1">
          <table:table-cell table:style-name="Table1.A1" office:value-type="string">
            <text:p text:style-name="P2">T30: Add Invalid Course - end time after start tim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08595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1:30 AM</text:span></text:p>
              </text:list-item>
              <text:list-item>
                <text:p text:style-name="P9">End Time: <text:span text:style-name="T1">10:15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eeting times</text:p>
          </table:table-cell>
          <table:table-cell table:style-name="Table1.A1" office:value-type="string">
            <text:p text:style-name="P6">Error Message: Invalid meeting times</text:p>
          </table:table-cell>
        </table:table-row>
        <table:table-row table:style-name="Table1.1">
          <table:table-cell table:style-name="Table1.A1" office:value-type="string">
            <text:p text:style-name="P2">T31: Add Invalid Course - no <text:soft-page-break/>meeting days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<text:soft-page-break/>section:</text:p>
            <text:list xml:id="list23727887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eeting days</text:p>
          </table:table-cell>
          <table:table-cell table:style-name="Table1.A1" office:value-type="string">
            <text:p text:style-name="P6">Error Message: Invalid meeting days</text:p>
          </table:table-cell>
        </table:table-row>
        <table:table-row table:style-name="Table1.1">
          <table:table-cell table:style-name="Table1.A1" office:value-type="string">
            <text:p text:style-name="P2">T32: Add Course - end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24047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236-001 is added to the list at the end following CSC230-001</text:p>
          </table:table-cell>
          <table:table-cell table:style-name="Table1.A1" office:value-type="string">
            <text:p text:style-name="P6">CSC236-001 is added to the list at the end following CSC230-001</text:p>
          </table:table-cell>
        </table:table-row>
        <table:table-row table:style-name="Table1.1">
          <table:table-cell table:style-name="Table1.A1" office:value-type="string">
            <text:p text:style-name="P2">T33: Add Course - front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<text:soft-page-break/>section:</text:p>
            <text:list xml:id="list23736282" text:continue-numbering="true" text:style-name="WWNum2">
              <text:list-item>
                <text:p text:style-name="P9">Course Name: <text:span text:style-name="T1">CSC113</text:span></text:p>
              </text:list-item>
              <text:list-item>
                <text:p text:style-name="P9">Course Title: <text:span text:style-name="T1">Introduction to Computer - MATLAB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tbdimitr</text:span></text:p>
              </text:list-item>
              <text:list-item>
                <text:p text:style-name="P9">Start Time: <text:span text:style-name="T1">3:00 PM</text:span></text:p>
              </text:list-item>
              <text:list-item>
                <text:p text:style-name="P9">End Time: <text:span text:style-name="T1">3:50 PM</text:span></text:p>
              </text:list-item>
              <text:list-item>
                <text:p text:style-name="P9">Meeting Days: <text:span text:style-name="T1">Monday &amp; Wedne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113-001 is added to the list at the front and is followed by CSC116-001.</text:p>
          </table:table-cell>
          <table:table-cell table:style-name="Table1.A1" office:value-type="string">
            <text:p text:style-name="P6">CSC113-001 is added to the list at the front and is followed by CSC116-001.</text:p>
          </table:table-cell>
        </table:table-row>
        <table:table-row table:style-name="Table1.1">
          <table:table-cell table:style-name="Table1.A1" office:value-type="string">
            <text:p text:style-name="P2">T34: Add Course - middl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23716956" text:continue-numbering="true" text:style-name="WWNum2">
              <text:list-item>
                <text:p text:style-name="P9">Course Name: <text:span text:style-name="T1">CSC116</text:span></text:p>
              </text:list-item>
              <text:list-item>
                <text:p text:style-name="P9">Course Title: <text:span text:style-name="T1">Introduction to Programming - Java</text:span></text:p>
              </text:list-item>
              <text:list-item>
                <text:p text:style-name="P9">Course Section: <text:span text:style-name="T1">006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jdyoung2</text:span></text:p>
              </text:list-item>
              <text:list-item>
                <text:p text:style-name="P9">Start Time: <text:span text:style-name="T1">10:40 AM</text:span></text:p>
              </text:list-item>
              <text:list-item>
                <text:p text:style-name="P9">End Time: <text:span text:style-name="T1">12:30 P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116-006 is added to the list between CSC116-003 and CSC216-001.</text:p>
          </table:table-cell>
          <table:table-cell table:style-name="Table1.A1" office:value-type="string">
            <text:p text:style-name="P6">CSC116-006 is added to the list between CSC116-003 and CSC216-001.</text:p>
          </table:table-cell>
        </table:table-row>
        <table:table-row table:style-name="Table1.1">
          <table:table-cell table:style-name="Table1.A1" office:value-type="string">
            <text:p text:style-name="P2">T35: Remove Course - no <text:soft-page-break/>selection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Error Message: No course <text:soft-page-break/>selected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36: Remove Course - middle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Select <text:span text:style-name="T1">CSC216-001</text:span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CSC216-001 is removed. <text:s/>CSC116-006 is followed by CSC216-002.</text:p>
          </table:table-cell>
          <table:table-cell table:style-name="Table1.A1" office:value-type="string">
            <text:p text:style-name="P6">CSC216-001 is removed. <text:s/>CSC116-006 is followed by CSC216-002.</text:p>
          </table:table-cell>
        </table:table-row>
        <table:table-row table:style-name="Table1.1">
          <table:table-cell table:style-name="Table1.A1" office:value-type="string">
            <text:p text:style-name="P2">T37: Remove Course - front</text:p>
          </table:table-cell>
          <table:table-cell table:style-name="Table1.A1" office:value-type="string">
            <text:p text:style-name="P2">Preconditions: PackSchedulerGUI has loaded and registrar user is logged in (T2). <text:s/>T33 has run.</text:p>
            <text:p text:style-name="P2"/>
            <text:p text:style-name="P2">Select <text:span text:style-name="T1">CSC113-001</text:span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CSC113-001 is removed. <text:s/>CSC116-001 is the first course in the catalog</text:p>
          </table:table-cell>
          <table:table-cell table:style-name="Table1.A1" office:value-type="string">
            <text:p text:style-name="P6">CSC113-001 is removed. <text:s/>CSC116-001 is the first course in the catalog</text:p>
          </table:table-cell>
        </table:table-row>
        <table:table-row table:style-name="Table1.1">
          <table:table-cell table:style-name="Table1.A1" office:value-type="string">
            <text:p text:style-name="P2">T38: Remove Course - back</text:p>
          </table:table-cell>
          <table:table-cell table:style-name="Table1.A1" office:value-type="string">
            <text:p text:style-name="P2">Preconditions: PackSchedulerGUI has loaded and registrar user is logged in (T2). <text:s/>T32 has run.</text:p>
            <text:p text:style-name="P2"/>
            <text:p text:style-name="P2">Select <text:span text:style-name="T1">CSC236-001</text:span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CSC236-001 is removed.</text:p>
            <text:p text:style-name="P2">CSC230-001 is the last course in the catalog</text:p>
          </table:table-cell>
          <table:table-cell table:style-name="Table1.A1" office:value-type="string">
            <text:p text:style-name="P2">CSC236-001 is removed.</text:p>
            <text:p text:style-name="P6">CSC230-001 is the last course in the catalog</text:p>
          </table:table-cell>
        </table:table-row>
        <table:table-row table:style-name="Table1.1">
          <table:table-cell table:style-name="Table1.A1" office:value-type="string">
            <text:p text:style-name="P2">T39: Save Course Catalog</text:p>
          </table:table-cell>
          <table:table-cell table:style-name="Table1.A1" office:value-type="string">
            <text:p text:style-name="P2">Preconditions: PackSchedulerGUI has loaded and registrar user is logged in (T2). <text:s/>T32-T38 have run.</text:p>
            <text:p text:style-name="P2"/>
            <text:p text:style-name="P2">Click <text:span text:style-name="T1">Save Course Catalog</text:span></text:p>
            <text:p text:style-name="P3"/>
            <text:p text:style-name="P2">Select <text:span text:style-name="T1">test-files</text:span> directory and name the file <text:span text:style-name="T1">t39_course_catalog.txt</text:span>.</text:p>
          </table:table-cell>
          <table:table-cell table:style-name="Table1.A1" office:value-type="string">
            <text:p text:style-name="P2">Contents should be:</text:p>
            <text:p text:style-name="P2"/>
            <text:p text:style-name="P2">CSC116,Intro to Programming - Java,001,3,jdyoung2,MW,910,1100</text:p>
            <text:p text:style-name="P2">CSC116,Intro to Programming <text:soft-page-break/>- Java,002,3,spbalik,MW,1120,1310</text:p>
            <text:p text:style-name="P2">CSC116,Intro to Programming - Java,003,3,tbdimitr,TH,1120,1310</text:p>
            <text:p text:style-name="P2">CSC116,Java,006,3,jdyoung2,TH,1040,1230</text:p>
            <text:p text:style-name="P2">CSC216,Programming Concepts - Java,002,4,jtking,MW,1330,1445</text:p>
            <text:p text:style-name="P2">CSC216,Programming Concepts - Java,601,4,jep,A</text:p>
            <text:p text:style-name="P2">CSC226,Discrete Mathematics for Computer Scientists,001,3,tmbarnes,MWF,935,1025</text:p>
            <text:p text:style-name="P2">CSC230,C and Software Tools,001,3,dbsturgi,MW,1145,1300</text:p>
          </table:table-cell>
          <table:table-cell table:style-name="Table1.A1" office:value-type="string">
            <text:p text:style-name="P2"/>
            <text:p text:style-name="P2">CSC116,Intro to Programming - Java,001,3,jdyoung2,MW,910,1100</text:p>
            <text:p text:style-name="P2">CSC116,Intro to Programming - <text:soft-page-break/>Java,002,3,spbalik,MW,1120,1310</text:p>
            <text:p text:style-name="P2">CSC116,Intro to Programming - Java,003,3,tbdimitr,TH,1120,1310</text:p>
            <text:p text:style-name="P2">CSC116,Java,006,3,jdyoung2,TH,1040,1230</text:p>
            <text:p text:style-name="P2">CSC216,Programming Concepts - Java,002,4,jtking,MW,1330,1445</text:p>
            <text:p text:style-name="P2">CSC216,Programming Concepts - Java,601,4,jep,A</text:p>
            <text:p text:style-name="P2">CSC226,Discrete Mathematics for Computer Scientists,001,3,tmbarnes,MWF,935,1025</text:p>
            <text:p text:style-name="P6">CSC230,C and Software Tools,001,3,dbsturgi,MW,1145,1300</text:p>
          </table:table-cell>
        </table:table-row>
        <table:table-row table:style-name="Table1.1">
          <table:table-cell table:style-name="Table1.A1" office:value-type="string">
            <text:p text:style-name="P2">T40: New Course Catalog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/>
            <text:p text:style-name="P2">Click <text:span text:style-name="T1">New Course Catalog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2">An empty course catalog is shown.</text:p>
          </table:table-cell>
          <table:table-cell table:style-name="Table1.A1" office:value-type="string">
            <text:p text:style-name="P6">An empty course catalog is shown.</text:p>
          </table:table-cell>
        </table:table-row>
        <table:table-row table:style-name="Table1.1">
          <table:table-cell table:style-name="Table1.A1" office:value-type="string">
            <text:p text:style-name="P2">T41: Add Course - first</text:p>
          </table:table-cell>
          <table:table-cell table:style-name="Table1.A1" office:value-type="string">
            <text:p text:style-name="P2">Preconditions: PackSchedulerGUI has loaded and registrar user is logged in (T2). <text:s/>T20 has run.</text:p>
            <text:p text:style-name="P2"/>
            <text:p text:style-name="P2">Enter the following in the Course Information section:</text:p>
            <text:list xml:id="list23713448" text:continue-numbering="true" text:style-name="WWNum2">
              <text:list-item>
                <text:p text:style-name="P9">Course Name: <text:span text:style-name="T1">CSC216</text:span></text:p>
              </text:list-item>
              <text:list-item>
                <text:p text:style-name="P9">Course Title: <text:span text:style-name="T1">Programming Concepts - </text:span><text:soft-page-break/><text:span text:style-name="T1">Java</text:span></text:p>
              </text:list-item>
              <text:list-item>
                <text:p text:style-name="P9">Course Section: <text:span text:style-name="T1">601</text:span></text:p>
              </text:list-item>
              <text:list-item>
                <text:p text:style-name="P9">Credits: <text:span text:style-name="T1">4</text:span></text:p>
              </text:list-item>
              <text:list-item>
                <text:p text:style-name="P9">Instructor Id: <text:span text:style-name="T1">jep</text:span></text:p>
              </text:list-item>
              <text:list-item>
                <text:p text:style-name="P9">Start Time: </text:p>
              </text:list-item>
              <text:list-item>
                <text:p text:style-name="P9">End Time: </text:p>
              </text:list-item>
              <text:list-item>
                <text:p text:style-name="P9">Meeting Days: <text:span text:style-name="T1">Arranged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216-601 is added to the list</text:p>
          </table:table-cell>
          <table:table-cell table:style-name="Table1.A1" office:value-type="string">
            <text:p text:style-name="P6">CSC216-601 is added to the list</text:p>
          </table:table-cell>
        </table:table-row>
        <table:table-row table:style-name="Table1.1">
          <table:table-cell table:style-name="Table1.A1" office:value-type="string">
            <text:p text:style-name="P2">T42: Logout</text:p>
          </table:table-cell>
          <table:table-cell table:style-name="Table1.A1" office:value-type="string">
            <text:p text:style-name="P2">Preconditions: PackSchedulerGUI has loaded and registrar user is logged in (T2).</text:p>
            <text:p text:style-name="P2"/>
            <text:p text:style-name="P2">Click <text:span text:style-name="T1">Logout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2">User is returned to the Login view</text:p>
          </table:table-cell>
          <table:table-cell table:style-name="Table1.A1" office:value-type="string">
            <text:p text:style-name="P6">User is returned to the Login view</text:p>
          </table:table-cell>
        </table:table-row>
        <table:table-row table:style-name="Table1.1">
          <table:table-cell table:style-name="Table1.A1" office:value-type="string">
            <text:p text:style-name="P2">T42: Login Student</text:p>
          </table:table-cell>
          <table:table-cell table:style-name="Table1.A1" office:value-type="string">
            <text:p text:style-name="P2">Preconditions: PackSchedulerGUI has loaded and registrar user is logged in (T2). T21 has run</text:p>
            <text:p text:style-name="P2"/>
            <text:p text:style-name="P2">User ID: <text:span text:style-name="T1">pwilkins</text:span></text:p>
            <text:p text:style-name="P2">Password: <text:span text:style-name="T1">pw</text:span></text:p>
            <text:p text:style-name="P3"/>
            <text:p text:style-name="P2">Click: <text:span text:style-name="T1">Login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2">pwilkins is logged in and is switched to the user view. <text:s/>All that is shown is a Logout button.</text:p>
          </table:table-cell>
          <table:table-cell table:style-name="Table1.A1" office:value-type="string">
            <text:p text:style-name="P6">pwilkins is logged in and is switched to the user view. <text:s/>All that is shown is a Logout butto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document-statistic meta:table-count="1" meta:image-count="0" meta:object-count="0" meta:page-count="18" meta:paragraph-count="513" meta:word-count="2919" meta:character-count="19315"/>
    <dc:date>2018-11-13T03:52:57.10</dc:date>
  </office:meta>
</office:document-meta>
</file>